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c5e0b4"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c6e0b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10486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aeaea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c6e0b4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b4e5a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caeef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19" style:family="table-cell" style:parent-style-name="Default">
      <style:table-cell-properties fo:background-color="#caeef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c04f1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8ed97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8ed97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61cb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e971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27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44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1"/>
        <table:table-column table:style-name="co1" table:number-columns-repeated="3" table:default-cell-style-name="ce12"/>
        <table:table-column table:style-name="co1" table:number-columns-repeated="6" table:default-cell-style-name="ce18"/>
        <table:table-column table:style-name="co1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" table:default-cell-style-name="ce28"/>
        <table:table-column table:style-name="co1" table:default-cell-style-name="ce4"/>
        <table:table-column table:style-name="co1" table:default-cell-style-name="ce28"/>
        <table:table-column table:style-name="co1" table:number-columns-repeated="5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A1</text:p>
          </table:table-cell>
          <table:table-cell table:style-name="ce1"/>
          <table:table-cell table:number-columns-repeated="2"/>
          <table:table-cell table:style-name="ce1" table:number-columns-repeated="9"/>
          <table:table-cell/>
          <table:table-cell table:style-name="ce1" office:value-type="string" calcext:value-type="string">
            <text:p>% Activity</text:p>
          </table:table-cell>
          <table:table-cell table:number-columns-repeated="3"/>
          <table:table-cell table:style-name="Default" table:number-columns-repeated="8"/>
          <table:table-cell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Default" table:number-columns-repeated="3"/>
          <table:table-cell office:value-type="string" calcext:value-type="string" table:number-columns-spanned="3" table:number-rows-spanned="1">
            <text:p>iii5 1uM 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iii7 100uM </text:p>
          </table:table-cell>
          <table:covered-table-cell table:number-columns-repeated="2" table:style-name="ce12"/>
          <table:table-cell office:value-type="string" calcext:value-type="string" table:number-columns-spanned="3" table:number-rows-spanned="1">
            <text:p>iii10 50uM </text:p>
          </table:table-cell>
          <table:covered-table-cell table:number-columns-repeated="2"/>
          <table:table-cell/>
          <table:table-cell office:value-type="string" calcext:value-type="string">
            <text:p>A</text:p>
          </table:table-cell>
          <table:table-cell table:number-columns-repeated="3"/>
          <table:table-cell table:style-name="Default"/>
          <table:table-cell table:formula="of:=100-[.S17]" office:value-type="float" office:value="86.5961658888301" calcext:value-type="float">
            <text:p>86.5961658888301</text:p>
          </table:table-cell>
          <table:table-cell table:style-name="ce4" table:formula="of:=100-[.T17]" office:value-type="float" office:value="86.148741645532" calcext:value-type="float">
            <text:p>86.148741645532</text:p>
          </table:table-cell>
          <table:table-cell table:formula="of:=100-[.U17]" office:value-type="float" office:value="59.5829271997062" calcext:value-type="float">
            <text:p>59.5829271997062</text:p>
          </table:table-cell>
          <table:table-cell table:formula="of:=100-[.V17]" office:value-type="float" office:value="63.8614215262445" calcext:value-type="float">
            <text:p>63.8614215262445</text:p>
          </table:table-cell>
          <table:table-cell table:formula="of:=100-[.W17]" office:value-type="float" office:value="56.5068855270317" calcext:value-type="float">
            <text:p>56.5068855270317</text:p>
          </table:table-cell>
          <table:table-cell table:formula="of:=100-[.X17]" office:value-type="float" office:value="81.0592908780159" calcext:value-type="float">
            <text:p>81.0592908780159</text:p>
          </table:table-cell>
          <table:table-cell table:formula="of:=100-[.Y17]" office:value-type="float" office:value="76.3333723081796" calcext:value-type="float">
            <text:p>76.3333723081796</text:p>
          </table:table-cell>
          <table:table-cell table:style-name="ce4" table:formula="of:=100-[.Z17]" office:value-type="float" office:value="82.4295276231164" calcext:value-type="float">
            <text:p>82.4295276231164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Default" table:number-columns-repeated="3"/>
          <table:table-cell office:value-type="string" calcext:value-type="string" table:number-columns-spanned="3" table:number-rows-spanned="1">
            <text:p>iii5 50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8 1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10 100uM </text:p>
          </table:table-cell>
          <table:covered-table-cell table:number-columns-repeated="2"/>
          <table:table-cell/>
          <table:table-cell office:value-type="string" calcext:value-type="string">
            <text:p>B</text:p>
          </table:table-cell>
          <table:table-cell table:number-columns-repeated="3"/>
          <table:table-cell table:style-name="ce4" table:formula="of:=100-[.R18]" office:value-type="float" office:value="73.5369707875663" calcext:value-type="float">
            <text:p>73.5369707875663</text:p>
          </table:table-cell>
          <table:table-cell table:formula="of:=100-[.S18]" office:value-type="float" office:value="70.5727851757163" calcext:value-type="float">
            <text:p>70.5727851757163</text:p>
          </table:table-cell>
          <table:table-cell table:style-name="ce4" table:formula="of:=100-[.T18]" office:value-type="float" office:value="69.0627283545851" calcext:value-type="float">
            <text:p>69.0627283545851</text:p>
          </table:table-cell>
          <table:table-cell table:formula="of:=100-[.U18]" office:value-type="float" office:value="94.3701621161349" calcext:value-type="float">
            <text:p>94.3701621161349</text:p>
          </table:table-cell>
          <table:table-cell table:formula="of:=100-[.V18]" office:value-type="float" office:value="89.6162795310924" calcext:value-type="float">
            <text:p>89.6162795310924</text:p>
          </table:table-cell>
          <table:table-cell table:formula="of:=100-[.W18]" office:value-type="float" office:value="88.5256829380532" calcext:value-type="float">
            <text:p>88.5256829380532</text:p>
          </table:table-cell>
          <table:table-cell table:formula="of:=100-[.X18]" office:value-type="float" office:value="60.2260995494473" calcext:value-type="float">
            <text:p>60.2260995494473</text:p>
          </table:table-cell>
          <table:table-cell table:formula="of:=100-[.Y18]" office:value-type="float" office:value="78.1789973117843" calcext:value-type="float">
            <text:p>78.1789973117843</text:p>
          </table:table-cell>
          <table:table-cell table:style-name="ce4" table:formula="of:=100-[.Z18]" office:value-type="float" office:value="75.7740920040569" calcext:value-type="float">
            <text:p>75.7740920040569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 table:number-columns-spanned="3" table:number-rows-spanned="1">
            <text:p>RAB-87_89 1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5 100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8 50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11 1uM </text:p>
          </table:table-cell>
          <table:covered-table-cell table:number-columns-repeated="2"/>
          <table:table-cell/>
          <table:table-cell office:value-type="string" calcext:value-type="string">
            <text:p>C</text:p>
          </table:table-cell>
          <table:table-cell table:style-name="ce4" table:formula="of:=100-[.O19]" office:value-type="float" office:value="102.815294708387" calcext:value-type="float">
            <text:p>102.815294708387</text:p>
          </table:table-cell>
          <table:table-cell table:style-name="ce4" table:formula="of:=100-[.P19]" office:value-type="float" office:value="92.5245371125302" calcext:value-type="float">
            <text:p>92.5245371125302</text:p>
          </table:table-cell>
          <table:table-cell table:style-name="ce4" table:formula="of:=100-[.Q19]" office:value-type="float" office:value="90.1755598352151" calcext:value-type="float">
            <text:p>90.1755598352151</text:p>
          </table:table-cell>
          <table:table-cell table:style-name="ce4" table:formula="of:=100-[.R19]" office:value-type="float" office:value="64.9799821344898" calcext:value-type="float">
            <text:p>64.9799821344898</text:p>
          </table:table-cell>
          <table:table-cell table:formula="of:=100-[.S19]" office:value-type="float" office:value="54.5773684778086" calcext:value-type="float">
            <text:p>54.5773684778086</text:p>
          </table:table-cell>
          <table:table-cell table:style-name="Default"/>
          <table:table-cell table:formula="of:=100-[.U19]" office:value-type="float" office:value="93.3634575687142" calcext:value-type="float">
            <text:p>93.3634575687142</text:p>
          </table:table-cell>
          <table:table-cell table:formula="of:=100-[.V19]" office:value-type="float" office:value="87.8265825578999" calcext:value-type="float">
            <text:p>87.8265825578999</text:p>
          </table:table-cell>
          <table:table-cell table:formula="of:=100-[.W19]" office:value-type="float" office:value="84.7785049004315" calcext:value-type="float">
            <text:p>84.7785049004315</text:p>
          </table:table-cell>
          <table:table-cell table:formula="of:=100-[.X19]" office:value-type="float" office:value="90.7068761241315" calcext:value-type="float">
            <text:p>90.7068761241315</text:p>
          </table:table-cell>
          <table:table-cell table:formula="of:=100-[.Y19]" office:value-type="float" office:value="89.0290352117636" calcext:value-type="float">
            <text:p>89.0290352117636</text:p>
          </table:table-cell>
          <table:table-cell table:style-name="ce4" table:formula="of:=100-[.Z19]" office:value-type="float" office:value="91.1543003674297" calcext:value-type="float">
            <text:p>91.1543003674297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 table:number-columns-spanned="3" table:number-rows-spanned="1">
            <text:p>RAB-87_89 50u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6 1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8 100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11 50uM </text:p>
          </table:table-cell>
          <table:covered-table-cell table:number-columns-repeated="2"/>
          <table:table-cell/>
          <table:table-cell office:value-type="string" calcext:value-type="string">
            <text:p>D</text:p>
          </table:table-cell>
          <table:table-cell table:style-name="ce4" table:formula="of:=100-[.O20]" office:value-type="float" office:value="91.0424443066052" calcext:value-type="float">
            <text:p>91.0424443066052</text:p>
          </table:table-cell>
          <table:table-cell/>
          <table:table-cell table:style-name="ce4" table:formula="of:=100-[.Q20]" office:value-type="float" office:value="85.4776052805848" calcext:value-type="float">
            <text:p>85.4776052805848</text:p>
          </table:table-cell>
          <table:table-cell table:style-name="ce4" table:formula="of:=100-[.R20]" office:value-type="float" office:value="96.71913939345" calcext:value-type="float">
            <text:p>96.71913939345</text:p>
          </table:table-cell>
          <table:table-cell table:formula="of:=100-[.S20]" office:value-type="float" office:value="91.3500484738726" calcext:value-type="float">
            <text:p>91.3500484738726</text:p>
          </table:table-cell>
          <table:table-cell table:style-name="ce4" table:formula="of:=100-[.T20]" office:value-type="float" office:value="95.3768666635557" calcext:value-type="float">
            <text:p>95.3768666635557</text:p>
          </table:table-cell>
          <table:table-cell table:formula="of:=100-[.U20]" office:value-type="float" office:value="87.3791583146018" calcext:value-type="float">
            <text:p>87.3791583146018</text:p>
          </table:table-cell>
          <table:table-cell table:formula="of:=100-[.V20]" office:value-type="float" office:value="81.6744992125508" calcext:value-type="float">
            <text:p>81.6744992125508</text:p>
          </table:table-cell>
          <table:table-cell table:formula="of:=100-[.W20]" office:value-type="float" office:value="82.6532397447654" calcext:value-type="float">
            <text:p>82.6532397447654</text:p>
          </table:table-cell>
          <table:table-cell table:formula="of:=100-[.X20]" office:value-type="float" office:value="85.086109067699" calcext:value-type="float">
            <text:p>85.086109067699</text:p>
          </table:table-cell>
          <table:table-cell table:formula="of:=100-[.Y20]" office:value-type="float" office:value="86.372453767181" calcext:value-type="float">
            <text:p>86.372453767181</text:p>
          </table:table-cell>
          <table:table-cell table:style-name="ce4" table:formula="of:=100-[.Z20]" office:value-type="float" office:value="82.5413836839409" calcext:value-type="float">
            <text:p>82.5413836839409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 table:number-columns-spanned="3" table:number-rows-spanned="1">
            <text:p>RAB-87_89 100u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6 50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9 1u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11 100uM </text:p>
          </table:table-cell>
          <table:covered-table-cell table:number-columns-repeated="2"/>
          <table:table-cell/>
          <table:table-cell office:value-type="string" calcext:value-type="string">
            <text:p>E</text:p>
          </table:table-cell>
          <table:table-cell table:style-name="ce4" table:formula="of:=100-[.O21]" office:value-type="float" office:value="83.2684480793004" calcext:value-type="float">
            <text:p>83.2684480793004</text:p>
          </table:table-cell>
          <table:table-cell table:style-name="ce4" table:formula="of:=100-[.P21]" office:value-type="float" office:value="74.1242151068951" calcext:value-type="float">
            <text:p>74.1242151068951</text:p>
          </table:table-cell>
          <table:table-cell table:style-name="ce4" table:formula="of:=100-[.Q21]" office:value-type="float" office:value="66.9933912293313" calcext:value-type="float">
            <text:p>66.9933912293313</text:p>
          </table:table-cell>
          <table:table-cell table:style-name="ce4" table:formula="of:=100-[.R21]" office:value-type="float" office:value="79.4373779960603" calcext:value-type="float">
            <text:p>79.4373779960603</text:p>
          </table:table-cell>
          <table:table-cell table:formula="of:=100-[.S21]" office:value-type="float" office:value="79.0458817831744" calcext:value-type="float">
            <text:p>79.0458817831744</text:p>
          </table:table-cell>
          <table:table-cell table:style-name="ce4" table:formula="of:=100-[.T21]" office:value-type="float" office:value="81.0313268628098" calcext:value-type="float">
            <text:p>81.0313268628098</text:p>
          </table:table-cell>
          <table:table-cell table:formula="of:=100-[.U21]" office:value-type="float" office:value="87.8825105883122" calcext:value-type="float">
            <text:p>87.8825105883122</text:p>
          </table:table-cell>
          <table:table-cell table:formula="of:=100-[.V21]" office:value-type="float" office:value="95.0692624962882" calcext:value-type="float">
            <text:p>95.0692624962882</text:p>
          </table:table-cell>
          <table:table-cell table:formula="of:=100-[.W21]" office:value-type="float" office:value="90.371307941658" calcext:value-type="float">
            <text:p>90.371307941658</text:p>
          </table:table-cell>
          <table:table-cell table:formula="of:=100-[.X21]" office:value-type="float" office:value="82.0380314102305" calcext:value-type="float">
            <text:p>82.0380314102305</text:p>
          </table:table-cell>
          <table:table-cell table:formula="of:=100-[.Y21]" office:value-type="float" office:value="83.6319802769801" calcext:value-type="float">
            <text:p>83.6319802769801</text:p>
          </table:table-cell>
          <table:table-cell table:style-name="ce4" table:formula="of:=100-[.Z21]" office:value-type="float" office:value="82.8210238360023" calcext:value-type="float">
            <text:p>82.8210238360023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 table:number-columns-spanned="3" table:number-rows-spanned="1">
            <text:p>iii4 1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6 100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9 50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L3-12 1uM </text:p>
          </table:table-cell>
          <table:covered-table-cell table:number-columns-repeated="2"/>
          <table:table-cell/>
          <table:table-cell office:value-type="string" calcext:value-type="string">
            <text:p>F</text:p>
          </table:table-cell>
          <table:table-cell table:style-name="ce4" table:formula="of:=100-[.O22]" office:value-type="float" office:value="101.892482206585" calcext:value-type="float">
            <text:p>101.892482206585</text:p>
          </table:table-cell>
          <table:table-cell table:style-name="ce4" table:formula="of:=100-[.P22]" office:value-type="float" office:value="100.857813643958" calcext:value-type="float">
            <text:p>100.857813643958</text:p>
          </table:table-cell>
          <table:table-cell table:style-name="ce4" table:formula="of:=100-[.Q22]" office:value-type="float" office:value="102.060266297821" calcext:value-type="float">
            <text:p>102.060266297821</text:p>
          </table:table-cell>
          <table:table-cell table:style-name="ce4" table:formula="of:=100-[.R22]" office:value-type="float" office:value="75.0749916239036" calcext:value-type="float">
            <text:p>75.0749916239036</text:p>
          </table:table-cell>
          <table:table-cell table:formula="of:=100-[.S22]" office:value-type="float" office:value="73.2014026050927" calcext:value-type="float">
            <text:p>73.2014026050927</text:p>
          </table:table-cell>
          <table:table-cell table:style-name="ce4" table:formula="of:=100-[.T22]" office:value-type="float" office:value="73.061582529062" calcext:value-type="float">
            <text:p>73.061582529062</text:p>
          </table:table-cell>
          <table:table-cell table:formula="of:=100-[.U22]" office:value-type="float" office:value="97.1945276519543" calcext:value-type="float">
            <text:p>97.1945276519543</text:p>
          </table:table-cell>
          <table:table-cell table:formula="of:=100-[.V22]" office:value-type="float" office:value="94.7896223442269" calcext:value-type="float">
            <text:p>94.7896223442269</text:p>
          </table:table-cell>
          <table:table-cell table:formula="of:=100-[.W22]" office:value-type="float" office:value="98.8444045491161" calcext:value-type="float">
            <text:p>98.8444045491161</text:p>
          </table:table-cell>
          <table:table-cell table:formula="of:=100-[.X22]" office:value-type="float" office:value="94.5379462073717" calcext:value-type="float">
            <text:p>94.5379462073717</text:p>
          </table:table-cell>
          <table:table-cell table:formula="of:=100-[.Y22]" office:value-type="float" office:value="92.3567530212934" calcext:value-type="float">
            <text:p>92.3567530212934</text:p>
          </table:table-cell>
          <table:table-cell table:style-name="ce4" table:formula="of:=100-[.Z22]" office:value-type="float" office:value="96.4115352261826" calcext:value-type="float">
            <text:p>96.4115352261826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 table:number-columns-spanned="3" table:number-rows-spanned="1">
            <text:p>iii4 50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7 1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ii9 100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L3-12 50uM </text:p>
          </table:table-cell>
          <table:covered-table-cell table:number-columns-repeated="2"/>
          <table:table-cell/>
          <table:table-cell office:value-type="string" calcext:value-type="string">
            <text:p>G</text:p>
          </table:table-cell>
          <table:table-cell table:style-name="ce4" table:formula="of:=100-[.O23]" office:value-type="float" office:value="79.9407302697706" calcext:value-type="float">
            <text:p>79.9407302697706</text:p>
          </table:table-cell>
          <table:table-cell table:style-name="ce4" table:formula="of:=100-[.P23]" office:value-type="float" office:value="78.1789973117843" calcext:value-type="float">
            <text:p>78.1789973117843</text:p>
          </table:table-cell>
          <table:table-cell table:style-name="ce4" table:formula="of:=100-[.Q23]" office:value-type="float" office:value="83.2125200488881" calcext:value-type="float">
            <text:p>83.2125200488881</text:p>
          </table:table-cell>
          <table:table-cell table:style-name="ce4" table:formula="of:=100-[.R23]" office:value-type="float" office:value="102.311942434677" calcext:value-type="float">
            <text:p>102.311942434677</text:p>
          </table:table-cell>
          <table:table-cell table:formula="of:=100-[.S23]" office:value-type="float" office:value="97.3343477279849" calcext:value-type="float">
            <text:p>97.3343477279849</text:p>
          </table:table-cell>
          <table:table-cell table:style-name="ce4" table:formula="of:=100-[.T23]" office:value-type="float" office:value="99.1240447011774" calcext:value-type="float">
            <text:p>99.1240447011774</text:p>
          </table:table-cell>
          <table:table-cell table:formula="of:=100-[.U23]" office:value-type="float" office:value="90.6789121089254" calcext:value-type="float">
            <text:p>90.6789121089254</text:p>
          </table:table-cell>
          <table:table-cell table:formula="of:=100-[.V23]" office:value-type="float" office:value="94.7896223442269" calcext:value-type="float">
            <text:p>94.7896223442269</text:p>
          </table:table-cell>
          <table:table-cell table:formula="of:=100-[.W23]" office:value-type="float" office:value="89.7281355919169" calcext:value-type="float">
            <text:p>89.7281355919169</text:p>
          </table:table-cell>
          <table:table-cell table:formula="of:=100-[.X23]" office:value-type="float" office:value="39.2810521600541" calcext:value-type="float">
            <text:p>39.2810521600541</text:p>
          </table:table-cell>
          <table:table-cell table:formula="of:=100-[.Y23]" office:value-type="float" office:value="41.9655976198429" calcext:value-type="float">
            <text:p>41.9655976198429</text:p>
          </table:table-cell>
          <table:table-cell table:style-name="ce4" table:formula="of:=100-[.Z23]" office:value-type="float" office:value="36.7363267762961" calcext:value-type="float">
            <text:p>36.7363267762961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 table:number-columns-spanned="3" table:number-rows-spanned="1">
            <text:p>iii4 100uM 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iii7 50uM </text:p>
          </table:table-cell>
          <table:covered-table-cell table:number-columns-repeated="2" table:style-name="ce13"/>
          <table:table-cell office:value-type="string" calcext:value-type="string" table:number-columns-spanned="3" table:number-rows-spanned="1">
            <text:p>iii10 1uM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L3-12 100uM </text:p>
          </table:table-cell>
          <table:covered-table-cell table:number-columns-repeated="2"/>
          <table:table-cell/>
          <table:table-cell office:value-type="string" calcext:value-type="string">
            <text:p>H</text:p>
          </table:table-cell>
          <table:table-cell/>
          <table:table-cell table:style-name="ce4" table:formula="of:=100-[.P24]" office:value-type="float" office:value="57.5135900744525" calcext:value-type="float">
            <text:p>57.5135900744525</text:p>
          </table:table-cell>
          <table:table-cell table:style-name="ce4" table:formula="of:=100-[.Q24]" office:value-type="float" office:value="55.8077851468784" calcext:value-type="float">
            <text:p>55.8077851468784</text:p>
          </table:table-cell>
          <table:table-cell table:style-name="ce4" table:formula="of:=100-[.R24]" office:value-type="float" office:value="86.3165257367688" calcext:value-type="float">
            <text:p>86.3165257367688</text:p>
          </table:table-cell>
          <table:table-cell table:formula="of:=100-[.S24]" office:value-type="float" office:value="70.1533249476243" calcext:value-type="float">
            <text:p>70.1533249476243</text:p>
          </table:table-cell>
          <table:table-cell table:style-name="ce4" table:formula="of:=100-[.T24]" office:value-type="float" office:value="61.5404082641355" calcext:value-type="float">
            <text:p>61.5404082641355</text:p>
          </table:table-cell>
          <table:table-cell table:formula="of:=100-[.U24]" office:value-type="float" office:value="98.0054840929321" calcext:value-type="float">
            <text:p>98.0054840929321</text:p>
          </table:table-cell>
          <table:table-cell table:formula="of:=100-[.V24]" office:value-type="float" office:value="92.1050768844382" calcext:value-type="float">
            <text:p>92.1050768844382</text:p>
          </table:table-cell>
          <table:table-cell table:formula="of:=100-[.W24]" office:value-type="float" office:value="95.5446507547925" calcext:value-type="float">
            <text:p>95.5446507547925</text:p>
          </table:table-cell>
          <table:table-cell table:formula="of:=100-[.X24]" office:value-type="float" office:value="22.0552187930766" calcext:value-type="float">
            <text:p>22.0552187930766</text:p>
          </table:table-cell>
          <table:table-cell table:formula="of:=100-[.Y24]" office:value-type="float" office:value="30.1927472180611" calcext:value-type="float">
            <text:p>30.1927472180611</text:p>
          </table:table-cell>
          <table:table-cell table:style-name="ce4" table:formula="of:=100-[.Z24]" office:value-type="float" office:value="24.9634763745144" calcext:value-type="float">
            <text:p>24.9634763745144</text:p>
          </table:table-cell>
        </table:table-row>
        <table:table-row table:style-name="ro2">
          <table:table-cell table:style-name="ce1"/>
          <table:table-cell table:style-name="ce7" table:number-columns-repeated="3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3" table:number-rows-spanned="1"/>
          <table:covered-table-cell table:number-columns-repeated="2" table:style-name="ce14"/>
          <table:table-cell table:style-name="ce14" table:number-columns-spanned="3" table:number-rows-spanned="1"/>
          <table:covered-table-cell table:number-columns-repeated="2" table:style-name="ce14"/>
          <table:table-cell/>
          <table:table-cell table:style-name="Default"/>
          <table:table-cell table:number-columns-repeated="3"/>
          <table:table-cell table:style-name="Default" table:number-columns-repeated="8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9"/>
          <table:table-cell/>
          <table:table-cell table:style-name="Default"/>
          <table:table-cell table:number-columns-repeated="3"/>
          <table:table-cell table:style-name="Default" table:number-columns-repeated="8"/>
          <table:table-cell/>
        </table:table-row>
        <table:table-row table:style-name="ro1" table:number-rows-repeated="2">
          <table:table-cell table:style-name="ce3" table:number-columns-repeated="14"/>
          <table:table-cell table:style-name="Default"/>
          <table:table-cell table:number-columns-repeated="3"/>
          <table:table-cell table:style-name="Default" table:number-columns-repeated="8"/>
          <table:table-cell/>
        </table:table-row>
        <table:table-row table:style-name="ro1">
          <table:table-cell table:style-name="ce3" table:number-columns-repeated="13"/>
          <table:table-cell/>
          <table:table-cell table:style-name="Default"/>
          <table:table-cell table:number-columns-repeated="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nb</text:p>
          </table:table-cell>
          <table:table-cell table:style-name="Default" table:number-columns-repeated="10"/>
          <table:table-cell/>
          <table:table-cell table:style-name="ce27" office:value-type="string" calcext:value-type="string">
            <text:p>% inhibiton</text:p>
          </table:table-cell>
          <table:table-cell table:style-name="ce27" table:number-columns-repeated="11"/>
          <table:table-cell/>
        </table:table-row>
        <table:table-row table:style-name="ro1">
          <table:table-cell table:style-name="Default"/>
          <table:table-cell table:style-name="ce8" table:number-columns-repeated="3"/>
          <table:table-cell table:style-name="ce15" office:value-type="string" calcext:value-type="string" table:number-columns-spanned="3" table:number-rows-spanned="3">
            <text:p>iii5</text:p>
          </table:table-cell>
          <table:covered-table-cell table:number-columns-repeated="2" table:style-name="ce15"/>
          <table:table-cell table:style-name="ce19" table:number-columns-spanned="3" table:number-rows-spanned="1"/>
          <table:covered-table-cell table:number-columns-repeated="2" table:style-name="ce19"/>
          <table:table-cell table:style-name="ce23" office:value-type="string" calcext:value-type="string" table:number-columns-spanned="3" table:number-rows-spanned="2">
            <text:p>iii10</text:p>
          </table:table-cell>
          <table:covered-table-cell table:number-columns-repeated="2" table:style-name="ce23"/>
          <table:table-cell/>
          <table:table-cell table:style-name="ce28" table:number-columns-repeated="4"/>
          <table:table-cell office:value-type="float" office:value="13.4038341111699" calcext:value-type="float">
            <text:p>13.404</text:p>
          </table:table-cell>
          <table:table-cell table:style-name="ce28" office:value-type="float" office:value="13.851258354468" calcext:value-type="float">
            <text:p>13.851</text:p>
          </table:table-cell>
          <table:table-cell office:value-type="float" office:value="40.4170728002938" calcext:value-type="float">
            <text:p>40.417</text:p>
          </table:table-cell>
          <table:table-cell table:style-name="ce28" office:value-type="float" office:value="36.1385784737555" calcext:value-type="float">
            <text:p>36.139</text:p>
          </table:table-cell>
          <table:table-cell table:style-name="ce28" office:value-type="float" office:value="43.4931144729683" calcext:value-type="float">
            <text:p>43.493</text:p>
          </table:table-cell>
          <table:table-cell table:style-name="ce28" office:value-type="float" office:value="18.9407091219841" calcext:value-type="float">
            <text:p>18.941</text:p>
          </table:table-cell>
          <table:table-cell table:style-name="ce28" office:value-type="float" office:value="23.6666276918204" calcext:value-type="float">
            <text:p>23.667</text:p>
          </table:table-cell>
          <table:table-cell table:style-name="ce28" office:value-type="float" office:value="17.5704723768836" calcext:value-type="float">
            <text:p>17.570</text:p>
          </table:table-cell>
          <table:table-cell/>
        </table:table-row>
        <table:table-row table:style-name="ro1">
          <table:table-cell table:style-name="Default"/>
          <table:table-cell table:style-name="ce8" table:number-columns-repeated="3"/>
          <table:covered-table-cell table:number-columns-repeated="3" table:style-name="ce15"/>
          <table:table-cell table:style-name="ce20" office:value-type="string" calcext:value-type="string" table:number-columns-spanned="3" table:number-rows-spanned="3">
            <text:p>iii8</text:p>
          </table:table-cell>
          <table:covered-table-cell table:number-columns-repeated="2" table:style-name="ce20"/>
          <table:covered-table-cell table:number-columns-repeated="3" table:style-name="ce23"/>
          <table:table-cell/>
          <table:table-cell table:style-name="ce28" table:number-columns-repeated="3"/>
          <table:table-cell table:style-name="ce28" office:value-type="float" office:value="26.4630292124337" calcext:value-type="float">
            <text:p>26.463</text:p>
          </table:table-cell>
          <table:table-cell office:value-type="float" office:value="29.4272148242837" calcext:value-type="float">
            <text:p>29.427</text:p>
          </table:table-cell>
          <table:table-cell table:style-name="ce28" office:value-type="float" office:value="30.9372716454149" calcext:value-type="float">
            <text:p>30.937</text:p>
          </table:table-cell>
          <table:table-cell office:value-type="float" office:value="5.62983788386511" calcext:value-type="float">
            <text:p>5.630</text:p>
          </table:table-cell>
          <table:table-cell table:style-name="ce28" office:value-type="float" office:value="10.3837204689076" calcext:value-type="float">
            <text:p>10.384</text:p>
          </table:table-cell>
          <table:table-cell table:style-name="ce28" office:value-type="float" office:value="11.4743170619468" calcext:value-type="float">
            <text:p>11.474</text:p>
          </table:table-cell>
          <table:table-cell table:style-name="ce28" office:value-type="float" office:value="39.7739004505527" calcext:value-type="float">
            <text:p>39.774</text:p>
          </table:table-cell>
          <table:table-cell table:style-name="ce28" office:value-type="float" office:value="21.8210026882157" calcext:value-type="float">
            <text:p>21.821</text:p>
          </table:table-cell>
          <table:table-cell table:style-name="ce28" office:value-type="float" office:value="24.2259079959431" calcext:value-type="float">
            <text:p>24.226</text:p>
          </table:table-cell>
          <table:table-cell/>
        </table:table-row>
        <table:table-row table:style-name="ro1">
          <table:table-cell table:style-name="ce4" office:value-type="string" calcext:value-type="string">
            <text:p>1uM</text:p>
          </table:table-cell>
          <table:table-cell table:style-name="ce9" office:value-type="string" calcext:value-type="string" table:number-columns-spanned="3" table:number-rows-spanned="3">
            <text:p>RAB-87_89</text:p>
          </table:table-cell>
          <table:covered-table-cell table:number-columns-repeated="2" table:style-name="ce9"/>
          <table:covered-table-cell table:number-columns-repeated="3" table:style-name="ce15"/>
          <table:covered-table-cell table:number-columns-repeated="3" table:style-name="ce20"/>
          <table:table-cell table:style-name="ce24" office:value-type="string" calcext:value-type="string" table:number-columns-spanned="3" table:number-rows-spanned="3">
            <text:p>iii11</text:p>
          </table:table-cell>
          <table:covered-table-cell table:number-columns-repeated="2" table:style-name="ce24"/>
          <table:table-cell/>
          <table:table-cell table:style-name="ce28" office:value-type="float" office:value="-2.8152947083869" calcext:value-type="float">
            <text:p>-2.815</text:p>
          </table:table-cell>
          <table:table-cell table:style-name="ce28" office:value-type="float" office:value="7.47546288746985" calcext:value-type="float">
            <text:p>7.475</text:p>
          </table:table-cell>
          <table:table-cell table:style-name="ce28" office:value-type="float" office:value="9.82444016478493" calcext:value-type="float">
            <text:p>9.824</text:p>
          </table:table-cell>
          <table:table-cell table:style-name="ce28" office:value-type="float" office:value="35.0200178655102" calcext:value-type="float">
            <text:p>35.020</text:p>
          </table:table-cell>
          <table:table-cell office:value-type="float" office:value="45.4226315221914" calcext:value-type="float">
            <text:p>45.423</text:p>
          </table:table-cell>
          <table:table-cell table:style-name="ce28"/>
          <table:table-cell office:value-type="float" office:value="6.63654243128585" calcext:value-type="float">
            <text:p>6.637</text:p>
          </table:table-cell>
          <table:table-cell table:style-name="ce28" office:value-type="float" office:value="12.1734174421001" calcext:value-type="float">
            <text:p>12.173</text:p>
          </table:table-cell>
          <table:table-cell table:style-name="ce28" office:value-type="float" office:value="15.2214950995685" calcext:value-type="float">
            <text:p>15.221</text:p>
          </table:table-cell>
          <table:table-cell table:style-name="ce28" office:value-type="float" office:value="9.29312387586846" calcext:value-type="float">
            <text:p>9.293</text:p>
          </table:table-cell>
          <table:table-cell table:style-name="ce28" office:value-type="float" office:value="10.9709647882364" calcext:value-type="float">
            <text:p>10.971</text:p>
          </table:table-cell>
          <table:table-cell table:style-name="ce28" office:value-type="float" office:value="8.84569963257032" calcext:value-type="float">
            <text:p>8.846</text:p>
          </table:table-cell>
          <table:table-cell/>
        </table:table-row>
        <table:table-row table:style-name="ro1">
          <table:table-cell table:style-name="ce4" office:value-type="string" calcext:value-type="string">
            <text:p>50uM</text:p>
          </table:table-cell>
          <table:covered-table-cell table:number-columns-repeated="3" table:style-name="ce9"/>
          <table:table-cell table:style-name="ce16" office:value-type="string" calcext:value-type="string" table:number-columns-spanned="3" table:number-rows-spanned="3">
            <text:p>iii6</text:p>
          </table:table-cell>
          <table:covered-table-cell table:number-columns-repeated="2" table:style-name="ce16"/>
          <table:covered-table-cell table:number-columns-repeated="3" table:style-name="ce20"/>
          <table:covered-table-cell table:number-columns-repeated="3" table:style-name="ce24"/>
          <table:table-cell/>
          <table:table-cell table:style-name="ce28" office:value-type="float" office:value="8.95755569339485" calcext:value-type="float">
            <text:p>8.958</text:p>
          </table:table-cell>
          <table:table-cell table:style-name="ce28"/>
          <table:table-cell table:style-name="ce28" office:value-type="float" office:value="14.5223947194152" calcext:value-type="float">
            <text:p>14.522</text:p>
          </table:table-cell>
          <table:table-cell table:style-name="ce28" office:value-type="float" office:value="3.28086060654996" calcext:value-type="float">
            <text:p>3.281</text:p>
          </table:table-cell>
          <table:table-cell office:value-type="float" office:value="8.6499515261274" calcext:value-type="float">
            <text:p>8.650</text:p>
          </table:table-cell>
          <table:table-cell table:style-name="ce28" office:value-type="float" office:value="4.62313333644431" calcext:value-type="float">
            <text:p>4.623</text:p>
          </table:table-cell>
          <table:table-cell office:value-type="float" office:value="12.6208416853982" calcext:value-type="float">
            <text:p>12.621</text:p>
          </table:table-cell>
          <table:table-cell table:style-name="ce28" office:value-type="float" office:value="18.3255007874492" calcext:value-type="float">
            <text:p>18.326</text:p>
          </table:table-cell>
          <table:table-cell table:style-name="ce28" office:value-type="float" office:value="17.3467602552346" calcext:value-type="float">
            <text:p>17.347</text:p>
          </table:table-cell>
          <table:table-cell table:style-name="ce28" office:value-type="float" office:value="14.913890932301" calcext:value-type="float">
            <text:p>14.914</text:p>
          </table:table-cell>
          <table:table-cell table:style-name="ce28" office:value-type="float" office:value="13.627546232819" calcext:value-type="float">
            <text:p>13.628</text:p>
          </table:table-cell>
          <table:table-cell table:style-name="ce28" office:value-type="float" office:value="17.4586163160591" calcext:value-type="float">
            <text:p>17.459</text:p>
          </table:table-cell>
          <table:table-cell/>
        </table:table-row>
        <table:table-row table:style-name="ro1">
          <table:table-cell table:style-name="ce4" office:value-type="string" calcext:value-type="string">
            <text:p>100uM</text:p>
          </table:table-cell>
          <table:covered-table-cell table:number-columns-repeated="3" table:style-name="ce9"/>
          <table:covered-table-cell table:number-columns-repeated="3" table:style-name="ce16"/>
          <table:table-cell table:style-name="ce21" office:value-type="string" calcext:value-type="string" table:number-columns-spanned="3" table:number-rows-spanned="3">
            <text:p>iii9</text:p>
          </table:table-cell>
          <table:covered-table-cell table:number-columns-repeated="2" table:style-name="ce21"/>
          <table:covered-table-cell table:number-columns-repeated="3" table:style-name="ce24"/>
          <table:table-cell/>
          <table:table-cell table:style-name="ce28" office:value-type="float" office:value="16.7315519206996" calcext:value-type="float">
            <text:p>16.732</text:p>
          </table:table-cell>
          <table:table-cell table:style-name="ce28" office:value-type="float" office:value="25.8757848931049" calcext:value-type="float">
            <text:p>25.876</text:p>
          </table:table-cell>
          <table:table-cell table:style-name="ce28" office:value-type="float" office:value="33.0066087706687" calcext:value-type="float">
            <text:p>33.007</text:p>
          </table:table-cell>
          <table:table-cell table:style-name="ce28" office:value-type="float" office:value="20.5626220039397" calcext:value-type="float">
            <text:p>20.563</text:p>
          </table:table-cell>
          <table:table-cell office:value-type="float" office:value="20.9541182168256" calcext:value-type="float">
            <text:p>20.954</text:p>
          </table:table-cell>
          <table:table-cell table:style-name="ce28" office:value-type="float" office:value="18.9686731371902" calcext:value-type="float">
            <text:p>18.969</text:p>
          </table:table-cell>
          <table:table-cell office:value-type="float" office:value="12.1174894116878" calcext:value-type="float">
            <text:p>12.117</text:p>
          </table:table-cell>
          <table:table-cell table:style-name="ce28" office:value-type="float" office:value="4.93073750371177" calcext:value-type="float">
            <text:p>4.931</text:p>
          </table:table-cell>
          <table:table-cell table:style-name="ce28" office:value-type="float" office:value="9.62869205834203" calcext:value-type="float">
            <text:p>9.629</text:p>
          </table:table-cell>
          <table:table-cell table:style-name="ce28" office:value-type="float" office:value="17.9619685897695" calcext:value-type="float">
            <text:p>17.962</text:p>
          </table:table-cell>
          <table:table-cell table:style-name="ce28" office:value-type="float" office:value="16.3680197230199" calcext:value-type="float">
            <text:p>16.368</text:p>
          </table:table-cell>
          <table:table-cell table:style-name="ce28" office:value-type="float" office:value="17.1789761639977" calcext:value-type="float">
            <text:p>17.179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3">
            <text:p>iii4</text:p>
          </table:table-cell>
          <table:covered-table-cell table:number-columns-repeated="2" table:style-name="ce10"/>
          <table:covered-table-cell table:number-columns-repeated="3" table:style-name="ce16"/>
          <table:covered-table-cell table:number-columns-repeated="3" table:style-name="ce21"/>
          <table:table-cell table:style-name="ce25" office:value-type="string" calcext:value-type="string" table:number-columns-spanned="3" table:number-rows-spanned="3">
            <text:p>TL3-12</text:p>
          </table:table-cell>
          <table:covered-table-cell table:number-columns-repeated="2" table:style-name="ce25"/>
          <table:table-cell/>
          <table:table-cell table:style-name="ce28" office:value-type="float" office:value="-1.89248220658452" calcext:value-type="float">
            <text:p>-1.892</text:p>
          </table:table-cell>
          <table:table-cell table:style-name="ce28" office:value-type="float" office:value="-0.857813643957627" calcext:value-type="float">
            <text:p>-0.858</text:p>
          </table:table-cell>
          <table:table-cell table:style-name="ce28" office:value-type="float" office:value="-2.06026629782133" calcext:value-type="float">
            <text:p>-2.060</text:p>
          </table:table-cell>
          <table:table-cell table:style-name="ce28" office:value-type="float" office:value="24.9250083760964" calcext:value-type="float">
            <text:p>24.925</text:p>
          </table:table-cell>
          <table:table-cell office:value-type="float" office:value="26.7985973949073" calcext:value-type="float">
            <text:p>26.799</text:p>
          </table:table-cell>
          <table:table-cell table:style-name="ce28" office:value-type="float" office:value="26.938417470938" calcext:value-type="float">
            <text:p>26.938</text:p>
          </table:table-cell>
          <table:table-cell office:value-type="float" office:value="2.8054723480457" calcext:value-type="float">
            <text:p>2.805</text:p>
          </table:table-cell>
          <table:table-cell table:style-name="ce28" office:value-type="float" office:value="5.2103776557731" calcext:value-type="float">
            <text:p>5.210</text:p>
          </table:table-cell>
          <table:table-cell table:style-name="ce28" office:value-type="float" office:value="1.15559545088389" calcext:value-type="float">
            <text:p>1.156</text:p>
          </table:table-cell>
          <table:table-cell table:style-name="ce28" office:value-type="float" office:value="5.4620537926283" calcext:value-type="float">
            <text:p>5.462</text:p>
          </table:table-cell>
          <table:table-cell table:style-name="ce28" office:value-type="float" office:value="7.64324697870663" calcext:value-type="float">
            <text:p>7.643</text:p>
          </table:table-cell>
          <table:table-cell table:style-name="ce28" office:value-type="float" office:value="3.58846477381742" calcext:value-type="float">
            <text:p>3.588</text:p>
          </table:table-cell>
          <table:table-cell/>
        </table:table-row>
        <table:table-row table:style-name="ro1">
          <table:table-cell table:style-name="Default"/>
          <table:covered-table-cell table:number-columns-repeated="3" table:style-name="ce10"/>
          <table:table-cell table:style-name="ce17" office:value-type="string" calcext:value-type="string" table:number-columns-spanned="3" table:number-rows-spanned="2">
            <text:p>iii7</text:p>
          </table:table-cell>
          <table:covered-table-cell table:number-columns-repeated="2" table:style-name="ce17"/>
          <table:covered-table-cell table:number-columns-repeated="3" table:style-name="ce21"/>
          <table:covered-table-cell table:number-columns-repeated="3" table:style-name="ce25"/>
          <table:table-cell/>
          <table:table-cell table:style-name="ce28" office:value-type="float" office:value="20.0592697302294" calcext:value-type="float">
            <text:p>20.059</text:p>
          </table:table-cell>
          <table:table-cell table:style-name="ce28" office:value-type="float" office:value="21.8210026882157" calcext:value-type="float">
            <text:p>21.821</text:p>
          </table:table-cell>
          <table:table-cell table:style-name="ce28" office:value-type="float" office:value="16.7874799511119" calcext:value-type="float">
            <text:p>16.787</text:p>
          </table:table-cell>
          <table:table-cell table:style-name="ce28" office:value-type="float" office:value="-2.31194243467652" calcext:value-type="float">
            <text:p>-2.312</text:p>
          </table:table-cell>
          <table:table-cell office:value-type="float" office:value="2.66565227201507" calcext:value-type="float">
            <text:p>2.666</text:p>
          </table:table-cell>
          <table:table-cell table:style-name="ce28" office:value-type="float" office:value="0.875955298822575" calcext:value-type="float">
            <text:p>0.876</text:p>
          </table:table-cell>
          <table:table-cell office:value-type="float" office:value="9.32108789107457" calcext:value-type="float">
            <text:p>9.321</text:p>
          </table:table-cell>
          <table:table-cell table:style-name="ce28" office:value-type="float" office:value="5.2103776557731" calcext:value-type="float">
            <text:p>5.210</text:p>
          </table:table-cell>
          <table:table-cell table:style-name="ce28" office:value-type="float" office:value="10.2718644080831" calcext:value-type="float">
            <text:p>10.272</text:p>
          </table:table-cell>
          <table:table-cell table:style-name="ce28" office:value-type="float" office:value="60.7189478399459" calcext:value-type="float">
            <text:p>60.719</text:p>
          </table:table-cell>
          <table:table-cell table:style-name="ce28" office:value-type="float" office:value="58.0344023801571" calcext:value-type="float">
            <text:p>58.034</text:p>
          </table:table-cell>
          <table:table-cell table:style-name="ce28" office:value-type="float" office:value="63.2636732237039" calcext:value-type="float">
            <text:p>63.264</text:p>
          </table:table-cell>
          <table:table-cell/>
        </table:table-row>
        <table:table-row table:style-name="ro1">
          <table:table-cell table:style-name="Default"/>
          <table:covered-table-cell table:number-columns-repeated="3" table:style-name="ce10"/>
          <table:covered-table-cell table:number-columns-repeated="3" table:style-name="ce17"/>
          <table:table-cell table:style-name="ce22" table:number-columns-spanned="3" table:number-rows-spanned="1"/>
          <table:covered-table-cell table:number-columns-repeated="2" table:style-name="ce22"/>
          <table:covered-table-cell table:number-columns-repeated="3" table:style-name="ce25"/>
          <table:table-cell/>
          <table:table-cell table:style-name="ce28" office:value-type="float" office:value="35.2437299871593" calcext:value-type="float">
            <text:p>35.244</text:p>
          </table:table-cell>
          <table:table-cell table:style-name="ce28" office:value-type="float" office:value="42.4864099255475" calcext:value-type="float">
            <text:p>42.486</text:p>
          </table:table-cell>
          <table:table-cell table:style-name="ce28" office:value-type="float" office:value="44.1922148531216" calcext:value-type="float">
            <text:p>44.192</text:p>
          </table:table-cell>
          <table:table-cell table:style-name="ce28" office:value-type="float" office:value="13.6834742632312" calcext:value-type="float">
            <text:p>13.683</text:p>
          </table:table-cell>
          <table:table-cell office:value-type="float" office:value="29.8466750523757" calcext:value-type="float">
            <text:p>29.847</text:p>
          </table:table-cell>
          <table:table-cell table:style-name="ce28" office:value-type="float" office:value="38.4595917358645" calcext:value-type="float">
            <text:p>38.460</text:p>
          </table:table-cell>
          <table:table-cell office:value-type="float" office:value="1.99451590706786" calcext:value-type="float">
            <text:p>1.995</text:p>
          </table:table-cell>
          <table:table-cell table:style-name="ce28" office:value-type="float" office:value="7.89492311556184" calcext:value-type="float">
            <text:p>7.895</text:p>
          </table:table-cell>
          <table:table-cell table:style-name="ce28" office:value-type="float" office:value="4.45534924520753" calcext:value-type="float">
            <text:p>4.455</text:p>
          </table:table-cell>
          <table:table-cell table:style-name="ce28" office:value-type="float" office:value="77.9447812069234" calcext:value-type="float">
            <text:p>77.945</text:p>
          </table:table-cell>
          <table:table-cell table:style-name="ce28" office:value-type="float" office:value="69.8072527819389" calcext:value-type="float">
            <text:p>69.807</text:p>
          </table:table-cell>
          <table:table-cell table:style-name="ce28" office:value-type="float" office:value="75.0365236254856" calcext:value-type="float">
            <text:p>75.0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2T13:36:29.059032453</meta:creation-date>
    <dc:date>2024-05-02T13:38:45.585164522</dc:date>
    <meta:editing-duration>PT2M17S</meta:editing-duration>
    <meta:editing-cycles>1</meta:editing-cycles>
    <meta:generator>LibreOffice/6.4.7.2$Linux_X86_64 LibreOffice_project/40$Build-2</meta:generator>
    <meta:document-statistic meta:table-count="1" meta:cell-count="259" meta:object-count="0"/>
  </office:meta>
</office:document-meta>
</file>